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D70000009D6B90094468F28CDF.png" manifest:media-type="image/png"/>
  <manifest:file-entry manifest:full-path="Pictures/100000000000011B000000FF536ECBDD8011D524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195e5" officeooo:paragraph-rsid="000195e5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n2" text:anchor-type="char" svg:x="-0.298cm" svg:y="1.984cm" svg:width="12.464cm" svg:height="4.154cm" draw:z-index="1"><draw:image xlink:href="Pictures/10000001000001D70000009D6B90094468F28CDF.png" xlink:type="simple" xlink:show="embed" xlink:actuate="onLoad" draw:mime-type="image/png"/></draw:frame></text:p>
      <text:p text:style-name="P1"/>
      <text:p text:style-name="P1">Ejecutado en FireFox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n1" text:anchor-type="char" svg:x="-0.191cm" svg:y="0.878cm" svg:width="7.488cm" svg:height="6.747cm" draw:z-index="0"><draw:image xlink:href="Pictures/100000000000011B000000FF536ECBDD8011D524.png" xlink:type="simple" xlink:show="embed" xlink:actuate="onLoad" draw:mime-type="image/png"/></draw:frame>Codigo en Visual Studio Code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1-14T12:00:03.667000000</meta:creation-date>
    <dc:date>2022-11-14T12:02:14.122000000</dc:date>
    <meta:editing-duration>PT2M10S</meta:editing-duration>
    <meta:editing-cycles>1</meta:editing-cycles>
    <meta:document-statistic meta:table-count="0" meta:image-count="2" meta:object-count="0" meta:page-count="1" meta:paragraph-count="2" meta:word-count="8" meta:character-count="50" meta:non-whitespace-character-count="44"/>
    <meta:generator>LibreOffice/7.4.1.2$Windows_X86_64 LibreOffice_project/3c58a8f3a960df8bc8fd77b461821e42c061c5f0</meta:generator>
  </office:meta>
</office:document-meta>
</file>